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37cm" fo:min-width="2.473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35cm" svg:stroke-color="#ff4000" draw:marker-start-width="0.252cm" draw:marker-end="Symmetric_20_Arrow" draw:marker-end-width="0.203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="Symmetric_20_Arrow" draw:marker-end-width="0.203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7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937cm" fo:min-width="2.473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937cm" fo:min-width="2.47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 style:list-style-name="L1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938cm" fo:min-width="2.473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37cm" fo:min-width="2.473cm" fo:padding-top="0.151cm" fo:padding-bottom="0.151cm" fo:padding-left="0.276cm" fo:padding-right="0.276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fill-color="#ffffff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3465a4" draw:marker-start-width="0.279cm" draw:marker-end="Symmetric_20_Arrow" draw:marker-end-width="0.379cm" draw:fill="solid" draw:fill-color="#ffffff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Dot" svg:stroke-width="0.053cm" svg:stroke-color="#ff0000" draw:marker-start-width="0.279cm" draw:marker-end="Symmetric_20_Arrow" draw:marker-end-width="0.379cm" draw:fill="solid" draw:fill-color="#ffffff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ff0000" draw:marker-start-width="0.279cm" draw:marker-end="Symmetric_20_Arrow" draw:marker-end-width="0.379cm" draw:fill="solid" draw:fill-color="#ffffff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 draw:fill-color="#ff0000"/>
    </style:style>
    <style:style style:name="gr17" style:family="graphic" style:parent-style-name="objectwithoutfill">
      <style:graphic-properties draw:stroke="solid" draw:stroke-dash="Dot" svg:stroke-width="0.053cm" svg:stroke-color="#ff0000" draw:marker-start-width="0.279cm" draw:marker-end="Symmetric_20_Arrow" draw:marker-end-width="0.379cm" draw:fill="solid" draw:fill-color="#ffffff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font-size="7pt" fo:font-weight="normal" style:font-weight-asian="normal" style:font-weight-complex="normal"/>
    </style:style>
    <style:style style:name="P2" style:family="paragraph">
      <loext:graphic-properties draw:fill-color="#ffffff"/>
      <style:paragraph-properties fo:text-align="center" style:writing-mode="lr-tb"/>
      <style:text-properties fo:font-size="7pt" fo:font-weight="normal" style:font-weight-asian="normal" style:font-weight-complex="normal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11pt"/>
    </style:style>
    <style:style style:name="P5" style:family="paragraph">
      <loext:graphic-properties draw:fill="none" draw:fill-color="#ffffff"/>
      <style:paragraph-properties style:writing-mode="lr-tb"/>
      <style:text-properties fo:color="#ff4000" fo:font-size="11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text-properties fo:color="#ff4000" fo:font-size="16pt" style:font-size-asian="16pt" style:font-size-complex="16pt"/>
    </style:style>
    <style:style style:name="P9" style:family="paragraph">
      <loext:graphic-properties draw:fill="none" draw:fill-color="#ffffff"/>
      <style:text-properties fo:color="#ff4000" fo:font-size="16pt" style:font-size-asian="16pt" style:font-size-complex="16pt"/>
    </style:style>
    <style:style style:name="P10" style:family="paragraph">
      <style:paragraph-properties fo:text-align="center" style:writing-mode="lr-tb"/>
      <style:text-properties fo:font-size="7pt" fo:font-weight="normal"/>
    </style:style>
    <style:style style:name="P11" style:family="paragraph">
      <loext:graphic-properties draw:fill-color="#ffffff"/>
      <style:paragraph-properties fo:text-align="center" style:writing-mode="lr-tb"/>
      <style:text-properties fo:font-size="7pt" fo:font-weight="normal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7pt" fo:font-weight="normal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7pt" fo:font-weight="normal"/>
    </style:style>
    <style:style style:name="P14" style:family="paragraph">
      <loext:graphic-properties draw:fill="solid" draw:fill-color="#ffffff"/>
      <style:paragraph-properties fo:text-align="center"/>
      <style:text-properties fo:font-size="7pt" fo:font-weight="normal"/>
    </style:style>
    <style:style style:name="P15" style:family="paragraph">
      <loext:graphic-properties draw:fill="solid" draw:fill-color="#ffffff"/>
      <style:paragraph-properties fo:text-align="center"/>
      <style:text-properties fo:font-size="11pt" fo:font-weight="normal"/>
    </style:style>
    <style:style style:name="T1" style:family="text">
      <style:text-properties fo:font-size="7pt" fo:font-weight="bold" style:font-size-asian="13pt" style:font-weight-asian="bold" style:font-size-complex="13pt" style:font-weight-complex="bold"/>
    </style:style>
    <style:style style:name="T2" style:family="text">
      <style:text-properties fo:font-size="7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" style:family="text">
      <style:text-properties fo:font-size="7pt" fo:font-weight="normal" style:font-size-asian="13pt" style:font-weight-asian="normal" style:font-size-complex="13pt" style:font-weight-complex="normal"/>
    </style:style>
    <style:style style:name="T4" style:family="text">
      <style:text-properties style:font-name="DejaVu Sans Mono" fo:font-size="7pt" fo:font-weight="normal" style:font-size-asian="13pt" style:font-weight-asian="normal" style:font-size-complex="13pt" style:font-weight-complex="normal"/>
    </style:style>
    <style:style style:name="T5" style:family="text">
      <style:text-properties fo:color="#ff4000" fo:font-size="11pt" fo:font-weight="bold" style:font-size-asian="13pt" style:font-weight-asian="bold" style:font-size-complex="13pt" style:font-weight-complex="bold"/>
    </style:style>
    <style:style style:name="T6" style:family="text">
      <style:text-properties fo:color="#ff4000" fo:font-size="16pt" style:font-size-asian="16pt" style:font-size-complex="16pt"/>
    </style:style>
    <style:style style:name="T7" style:family="text">
      <style:text-properties fo:font-size="7pt" fo:font-weight="normal"/>
    </style:style>
    <style:style style:name="T8" style:family="text">
      <style:text-properties fo:font-size="7pt" fo:font-style="italic" fo:font-weight="normal" style:font-style-asian="italic" style:font-style-complex="italic"/>
    </style:style>
    <style:style style:name="T9" style:family="text">
      <style:text-properties fo:font-size="7pt" fo:font-weight="normal" style:font-weight-asian="bold" style:font-weight-complex="bold"/>
    </style:style>
    <style:style style:name="T10" style:family="text">
      <style:text-properties fo:font-size="7pt" fo:font-weight="normal" style:font-size-asian="13pt" style:font-size-complex="13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025cm" svg:height="2.239cm" svg:x="18.339cm" svg:y="10.893cm">
          <text:p text:style-name="P1"><text:span text:style-name="T1">Liquidity Pool</text:span></text:p>
          <text:p text:style-name="P1"><text:span text:style-name="T1"/></text:p>
          <text:p text:style-name="P1"><text:span text:style-name="T2">Balancer</text:span></text:p>
          <text:p text:style-name="P1"><text:span text:style-name="T3">Liquidity Bootstrapping</text:span></text:p>
          <text:p text:style-name="P1"><text:span text:style-name="T3">Pool (LBP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025cm" svg:height="2.239cm" svg:x="14.238cm" svg:y="13.991cm">
          <text:p text:style-name="P1"><text:span text:style-name="T1">DAI</text:span></text:p>
          <text:p text:style-name="P1"><text:span text:style-name="T1"/></text:p>
          <text:p text:style-name="P1"><text:span text:style-name="T2">MakerDAO</text:span></text:p>
          <text:p text:style-name="P1"><text:span text:style-name="T3">USD Stableco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025cm" svg:height="2.239cm" svg:x="11.019cm" svg:y="5.025cm">
          <text:p text:style-name="P1"><text:span text:style-name="T1">DAO</text:span></text:p>
          <text:p text:style-name="P1"><text:span text:style-name="T1"/></text:p>
          <text:p text:style-name="P1"><text:span text:style-name="T3">OpenZeppelin Govern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025cm" svg:height="2.239cm" svg:x="4.179cm" svg:y="10.893cm">
          <text:p text:style-name="P1"><text:span text:style-name="T1">ENS</text:span></text:p>
          <text:p text:style-name="P1"><text:span text:style-name="T1"/></text:p>
          <text:p text:style-name="P1"><text:span text:style-name="T4">.eth</text:span><text:span text:style-name="T3"> Registry &amp; Resol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025cm" svg:height="2.239cm" svg:x="14.237cm" svg:y="10.893cm">
          <text:p text:style-name="P1"><text:span text:style-name="T1">WAMP</text:span></text:p>
          <text:p text:style-name="P1"><text:span text:style-name="T1"/></text:p>
          <text:p text:style-name="P1"><text:span text:style-name="T2">OpenZeppelin</text:span><text:span text:style-name="T3"> ERC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025cm" svg:height="2.239cm" svg:x="22.403cm" svg:y="10.893cm">
          <text:p text:style-name="P1"><text:span text:style-name="T1">Admins Council</text:span></text:p>
          <text:p text:style-name="P1"><text:span text:style-name="T1"/></text:p>
          <text:p text:style-name="P1"><text:span text:style-name="T2">Gnosis</text:span><text:span text:style-name="T3"> Safe Multisi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025cm" svg:height="2.239cm" svg:x="8.115cm" svg:y="10.893cm">
          <text:p text:style-name="P1"><text:span text:style-name="T1">IPFS</text:span></text:p>
          <text:p text:style-name="P1"><text:span text:style-name="T1"/></text:p>
          <text:p text:style-name="P1"><text:span text:style-name="T3">UIs (dApps), Web Sites,</text:span></text:p>
          <text:p text:style-name="P1"><text:span text:style-name="T3">Documents, File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188cm" svg:x1="12.531cm" svg:y1="7.264cm" svg:x2="5.691cm" svg:y2="10.893cm" draw:start-shape="id1" draw:start-glue-point="2" draw:end-shape="id2" draw:end-glue-point="0" svg:d="M12531 7264v1626h-6840v2003" svg:viewBox="0 0 6841 3630">
          <text:p/>
        </draw:connector>
        <draw:connector draw:style-name="gr2" draw:text-style-name="P3" draw:layer="layout" draw:line-skew="-0.183cm" svg:x1="12.531cm" svg:y1="7.264cm" svg:x2="15.749cm" svg:y2="10.893cm" draw:start-shape="id1" draw:start-glue-point="2" draw:end-shape="id3" draw:end-glue-point="0" svg:d="M12531 7264v1631h3218v1998" svg:viewBox="0 0 3219 3630">
          <text:p/>
        </draw:connector>
        <draw:connector draw:style-name="gr3" draw:text-style-name="P3" draw:layer="layout" svg:x1="7.204cm" svg:y1="12.012cm" svg:x2="8.115cm" svg:y2="12.012cm" draw:start-shape="id2" draw:start-glue-point="1" draw:end-shape="id4" draw:end-glue-point="3" svg:d="M7204 12012h911" svg:viewBox="0 0 912 1">
          <text:p/>
        </draw:connector>
        <draw:connector draw:style-name="gr3" draw:text-style-name="P3" draw:layer="layout" svg:x1="17.262cm" svg:y1="12.012cm" svg:x2="18.339cm" svg:y2="12.012cm" draw:start-shape="id3" draw:start-glue-point="1" draw:end-shape="id5" draw:end-glue-point="3" svg:d="M17262 12012h1077" svg:viewBox="0 0 1078 1">
          <text:p/>
        </draw:connector>
        <draw:connector draw:style-name="gr3" draw:text-style-name="P3" draw:layer="layout" svg:x1="21.364cm" svg:y1="12.012cm" svg:x2="22.403cm" svg:y2="12.012cm" draw:start-shape="id5" draw:start-glue-point="1" draw:end-shape="id6" draw:end-glue-point="3" svg:d="M21364 12012h1039" svg:viewBox="0 0 1040 1">
          <text:p/>
        </draw:connector>
        <draw:connector draw:style-name="gr3" draw:text-style-name="P3" draw:layer="layout" svg:x1="17.263cm" svg:y1="15.11cm" svg:x2="19.851cm" svg:y2="13.132cm" draw:start-shape="id7" draw:start-glue-point="1" draw:end-shape="id5" draw:end-glue-point="2" svg:d="M17263 15110h2588v-1978" svg:viewBox="0 0 2589 1979">
          <text:p/>
        </draw:connector>
        <draw:frame draw:style-name="gr4" draw:text-style-name="P5" draw:layer="layout" svg:width="2.617cm" svg:height="0.763cm" svg:x="5.763cm" svg:y="7.997cm">
          <draw:text-box>
            <text:p text:style-name="P4"><text:span text:style-name="T5">c</text:span><text:span text:style-name="T5">o</text:span><text:span text:style-name="T5">nf</text:span><text:span text:style-name="T5">ig</text:span><text:span text:style-name="T5">u</text:span><text:span text:style-name="T5">re</text:span></text:p>
          </draw:text-box>
        </draw:frame>
        <draw:frame draw:style-name="gr4" draw:text-style-name="P5" draw:layer="layout" svg:width="2.617cm" svg:height="0.763cm" svg:x="13.464cm" svg:y="7.997cm">
          <draw:text-box>
            <text:p text:style-name="P4"><text:span text:style-name="T5">mint</text:span></text:p>
          </draw:text-box>
        </draw:frame>
        <draw:connector draw:style-name="gr2" draw:text-style-name="P3" draw:layer="layout" draw:line-skew="-0.196cm" svg:x1="12.531cm" svg:y1="7.264cm" svg:x2="19.851cm" svg:y2="10.893cm" draw:start-shape="id1" draw:start-glue-point="2" draw:end-shape="id5" draw:end-glue-point="0" svg:d="M12531 7264v1618h7320v2011" svg:viewBox="0 0 7321 3630">
          <text:p/>
        </draw:connector>
        <draw:frame draw:style-name="gr4" draw:text-style-name="P5" draw:layer="layout" svg:width="2.617cm" svg:height="0.763cm" svg:x="18.065cm" svg:y="7.997cm">
          <draw:text-box>
            <text:p text:style-name="P4"><text:span text:style-name="T5">swap</text:span></text:p>
          </draw:text-box>
        </draw:frame>
        <draw:frame draw:style-name="gr5" draw:text-style-name="P7" draw:layer="layout" svg:width="27.7cm" svg:height="0.962cm" svg:x="1cm" svg:y="1cm">
          <draw:text-box>
            <text:p text:style-name="P6">WAMP DAO: smart contracts overview.</text:p>
          </draw:text-box>
        </draw:frame>
        <draw:frame draw:style-name="gr6" draw:text-style-name="P9" draw:layer="layout" svg:width="6.735cm" svg:height="0.878cm" svg:x="20.945cm" svg:y="7.938cm">
          <draw:text-box>
            <text:p text:style-name="P8"><text:span text:style-name="T6">DAO </text:span><text:span text:style-name="T6">on-</text:span><text:span text:style-name="T6">chain </text:span><text:span text:style-name="T6">actions</text:span></text:p>
          </draw:text-box>
        </draw:frame>
      </draw:page>
      <draw:page draw:name="page2" draw:style-name="dp1" draw:master-page-name="Default">
        <draw:custom-shape draw:style-name="gr7" draw:text-style-name="P11" xml:id="id10" draw:id="id10" draw:layer="layout" svg:width="3.025cm" svg:height="2.239cm" svg:x="2.465cm" svg:y="1.02cm">
          <text:p text:style-name="P10"><text:span text:style-name="T7">WAMP DAO</text:span></text:p>
          <text:p text:style-name="P10"><text:span text:style-name="T7"/></text:p>
          <text:p text:style-name="P10"><text:span text:style-name="T8">Bootloader</text:span></text:p>
          <text:p text:style-name="P10"><text:span text:style-name="T7"/></text:p>
          <text:p text:style-name="P10"><text:span text:style-name="T7">(Anonymous Cyberspace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1" draw:id="id11" draw:layer="layout" svg:width="3.025cm" svg:height="2.239cm" svg:x="10.587cm" svg:y="12.534cm">
          <text:p text:style-name="P10"><text:span text:style-name="T9">WAMP DAO</text:span><text:span text:style-name="T9"><text:line-break/></text:span><text:span text:style-name="T9"/></text:p>
          <text:p text:style-name="P10"><text:span text:style-name="T8">Legal Entity</text:span></text:p>
          <text:p text:style-name="P10"><text:span text:style-name="T7"/></text:p>
          <text:p text:style-name="P10"><text:span text:style-name="T10">(OpenZeppelin Governor)</text:span></text:p>
          <draw:enhanced-geometry svg:viewBox="0 0 21600 21600" draw:type="rectangle" draw:enhanced-path="M 0 0 L 21600 0 21600 21600 0 21600 0 0 Z N"/>
        </draw:custom-shape>
        <draw:custom-shape draw:style-name="gr1" draw:text-style-name="P11" xml:id="id12" draw:id="id12" draw:layer="layout" svg:width="3.025cm" svg:height="2.239cm" svg:x="23.492cm" svg:y="12.534cm">
          <text:p text:style-name="P10"><text:span text:style-name="T9">WAMP DAO Swiss Office</text:span></text:p>
          <text:p text:style-name="P10"><text:span text:style-name="T9"/></text:p>
          <text:p text:style-name="P10"><text:span text:style-name="T8">Legal Entity</text:span></text:p>
          <text:p text:style-name="P10"><text:span text:style-name="T7"/></text:p>
          <text:p text:style-name="P10"><text:span text:style-name="T10">(Swiss Association,</text:span></text:p>
          <text:p text:style-name="P10"><text:span text:style-name="T10">Zug Switzerland)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14" draw:id="id14" draw:layer="layout" svg:width="3.025cm" svg:height="2.24cm" svg:x="17.807cm" svg:y="15.653cm">
          <text:p text:style-name="P12"><text:span text:style-name="T9">WAMP DAO Swiss Office</text:span></text:p>
          <text:p text:style-name="P12"><text:span text:style-name="T9"/></text:p>
          <text:p text:style-name="P12"><text:span text:style-name="T8">Board</text:span></text:p>
          <text:p text:style-name="P12"><text:span text:style-name="T8"/></text:p>
          <text:p text:style-name="P12"><text:span text:style-name="T10">(Gnosis Safe</text:span></text:p>
          <text:p text:style-name="P12"><text:span text:style-name="T10">Multisig Wallet)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13" draw:id="id13" draw:layer="layout" svg:width="3.025cm" svg:height="2.239cm" svg:x="23.492cm" svg:y="15.654cm">
          <text:p text:style-name="P12"><text:span text:style-name="T9">WAMP DAO Swiss Office</text:span></text:p>
          <text:p text:style-name="P12"><text:span text:style-name="T9"/></text:p>
          <text:p text:style-name="P12"><text:span text:style-name="T8">Members</text:span></text:p>
          <text:p text:style-name="P12"><text:span text:style-name="T8"/></text:p>
          <text:p text:style-name="P12"><text:span text:style-name="T10">(fully KYC’ed and</text:span></text:p>
          <text:p text:style-name="P12"><text:span text:style-name="T10">archived in registry)</text:span></text:p>
          <draw:enhanced-geometry svg:viewBox="0 0 21600 21600" draw:type="rectangle" draw:enhanced-path="M 0 0 L 21600 0 21600 21600 0 21600 0 0 Z N"/>
        </draw:custom-shape>
        <draw:custom-shape draw:style-name="gr1" draw:text-style-name="P11" xml:id="id8" draw:id="id8" draw:layer="layout" svg:width="3.025cm" svg:height="2.239cm" svg:x="23.492cm" svg:y="3.385cm">
          <text:p text:style-name="P10"><text:span text:style-name="T9">WAMP DAO Swiss Office</text:span></text:p>
          <text:p text:style-name="P10"><text:span text:style-name="T9"/></text:p>
          <text:p text:style-name="P10"><text:span text:style-name="T8">Articles of Association</text:span></text:p>
          <text:p text:style-name="P10"><text:span text:style-name="T7"/></text:p>
          <text:p text:style-name="P10"><text:span text:style-name="T10">(Swiss Law,</text:span></text:p>
          <text:p text:style-name="P10"><text:span text:style-name="T10">Switzerland)</text:span></text:p>
          <draw:enhanced-geometry svg:viewBox="0 0 21600 21600" draw:type="rectangle" draw:enhanced-path="M 0 0 L 21600 0 21600 21600 0 21600 0 0 Z N"/>
        </draw:custom-shape>
        <draw:custom-shape draw:style-name="gr1" draw:text-style-name="P11" xml:id="id9" draw:id="id9" draw:layer="layout" svg:width="3.025cm" svg:height="2.239cm" svg:x="10.587cm" svg:y="3.385cm">
          <text:p text:style-name="P10"><text:span text:style-name="T9">WAMP DAO</text:span><text:span text:style-name="T9"><text:line-break/></text:span><text:span text:style-name="T9"/></text:p>
          <text:p text:style-name="P10"><text:span text:style-name="T8">Articles of Organisation</text:span></text:p>
          <text:p text:style-name="P10"><text:span text:style-name="T8"/></text:p>
          <text:p text:style-name="P10"><text:span text:style-name="T11">(Private </text:span><text:span text:style-name="T10">International Law,</text:span></text:p>
          <text:p text:style-name="P10"><text:span text:style-name="T10">Online Jurisdiction)</text:span>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svg:x1="23.492cm" svg:y1="4.504cm" svg:x2="13.612cm" svg:y2="4.504cm" draw:start-shape="id8" draw:start-glue-point="3" draw:end-shape="id9" draw:end-glue-point="1" svg:d="M23492 4504h-9880" svg:viewBox="0 0 9881 1">
          <text:p/>
        </draw:connector>
        <draw:connector draw:style-name="gr12" draw:text-style-name="P14" draw:layer="layout" svg:x1="5.49cm" svg:y1="2.139cm" svg:x2="12.099cm" svg:y2="3.385cm" draw:start-shape="id10" draw:start-glue-point="1" draw:end-shape="id9" draw:end-glue-point="0" svg:d="M5490 2139h6609v1246" svg:viewBox="0 0 6610 1247">
          <text:p/>
        </draw:connector>
        <draw:connector draw:style-name="gr12" draw:text-style-name="P14" draw:layer="layout" svg:x1="5.49cm" svg:y1="2.139cm" svg:x2="25.004cm" svg:y2="3.385cm" draw:start-shape="id10" draw:start-glue-point="1" draw:end-shape="id8" draw:end-glue-point="0" svg:d="M5490 2139h19514v1246" svg:viewBox="0 0 19515 1247">
          <text:p/>
        </draw:connector>
        <draw:connector draw:style-name="gr12" draw:text-style-name="P14" draw:layer="layout" svg:x1="5.49cm" svg:y1="2.139cm" svg:x2="10.587cm" svg:y2="13.653cm" draw:start-shape="id10" draw:start-glue-point="1" draw:end-shape="id11" draw:end-glue-point="3" svg:d="M5490 2139h2548v11514h2549" svg:viewBox="0 0 5098 11515">
          <text:p/>
        </draw:connector>
        <draw:connector draw:style-name="gr11" draw:text-style-name="P14" draw:layer="layout" svg:x1="23.492cm" svg:y1="13.653cm" svg:x2="13.612cm" svg:y2="13.653cm" draw:start-shape="id12" draw:start-glue-point="3" draw:end-shape="id11" draw:end-glue-point="1" svg:d="M23492 13653h-9880" svg:viewBox="0 0 9881 1">
          <text:p/>
        </draw:connector>
        <draw:connector draw:style-name="gr11" draw:text-style-name="P14" draw:layer="layout" svg:x1="25.004cm" svg:y1="15.654cm" svg:x2="25.004cm" svg:y2="14.773cm" draw:start-shape="id13" draw:start-glue-point="0" draw:end-shape="id12" draw:end-glue-point="2" svg:d="M25004 15654v-881" svg:viewBox="0 0 1 882">
          <text:p/>
        </draw:connector>
        <draw:connector draw:style-name="gr13" draw:text-style-name="P14" draw:layer="layout" svg:x1="17.807cm" svg:y1="16.773cm" svg:x2="12.099cm" svg:y2="14.773cm" draw:start-shape="id14" draw:end-shape="id11" draw:end-glue-point="2" svg:d="M17807 16773h-5708v-2000" svg:viewBox="0 0 5709 2001">
          <text:p/>
        </draw:connector>
        <draw:connector draw:style-name="gr14" draw:text-style-name="P15" draw:layer="layout" svg:x1="19.319cm" svg:y1="17.893cm" svg:x2="19.319cm" svg:y2="18.751cm" draw:start-shape="id14" draw:start-glue-point="2" draw:end-shape="id15" draw:end-glue-point="0" svg:d="M19319 17893v858" svg:viewBox="0 0 1 859">
          <text:p/>
        </draw:connector>
        <dr3d:scene draw:style-name="gr15" xml:id="id15" draw:id="id15" svg:width="1.449cm" svg:height="1.449cm" svg:x="18.595cm" svg:y="18.75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6" draw:layer="layout"/>
        </dr3d:scene>
        <draw:custom-shape draw:style-name="gr1" draw:text-style-name="P11" xml:id="id17" draw:id="id17" draw:layer="layout" svg:width="3.025cm" svg:height="2.239cm" svg:x="10.587cm" svg:y="6.319cm">
          <text:p text:style-name="P10"><text:span text:style-name="T9">WAMP DAO</text:span><text:span text:style-name="T9"><text:line-break/></text:span><text:span text:style-name="T9"/></text:p>
          <text:p text:style-name="P10"><text:span text:style-name="T8">Governance Token</text:span></text:p>
          <text:p text:style-name="P10"><text:span text:style-name="T7"/></text:p>
          <text:p text:style-name="P10"><text:span text:style-name="T10">(OpenZeppelin ERC20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6" draw:id="id16" draw:layer="layout" svg:width="3.025cm" svg:height="2.239cm" svg:x="10.587cm" svg:y="9.419cm">
          <text:p text:style-name="P10"><text:span text:style-name="T9">WAMP DAO</text:span><text:span text:style-name="T9"><text:line-break/></text:span><text:span text:style-name="T9"/></text:p>
          <text:p text:style-name="P10"><text:span text:style-name="T8">Governance Vote</text:span></text:p>
          <text:p text:style-name="P10"><text:span text:style-name="T7"/></text:p>
          <text:p text:style-name="P10"><text:span text:style-name="T10">(OpenZeppelin Governor</text:span></text:p>
          <text:p text:style-name="P10"><text:span text:style-name="T10">and ERC20)</text:span></text:p>
          <draw:enhanced-geometry svg:viewBox="0 0 21600 21600" draw:type="rectangle" draw:enhanced-path="M 0 0 L 21600 0 21600 21600 0 21600 0 0 Z N"/>
        </draw:custom-shape>
        <draw:connector draw:style-name="gr17" draw:text-style-name="P14" draw:layer="layout" svg:x1="13.612cm" svg:y1="10.538cm" svg:x2="19.319cm" svg:y2="15.653cm" draw:start-shape="id16" draw:start-glue-point="1" draw:end-shape="id14" draw:end-glue-point="0" svg:d="M13612 10538h5707v5115" svg:viewBox="0 0 5708 5116">
          <text:p/>
        </draw:connector>
        <draw:connector draw:style-name="gr17" draw:text-style-name="P14" draw:layer="layout" svg:x1="12.099cm" svg:y1="11.658cm" svg:x2="12.099cm" svg:y2="12.534cm" draw:start-shape="id16" draw:start-glue-point="2" draw:end-shape="id11" draw:end-glue-point="0" svg:d="M12099 11658v876" svg:viewBox="0 0 1 877">
          <text:p/>
        </draw:connector>
        <draw:connector draw:style-name="gr12" draw:text-style-name="P14" draw:layer="layout" svg:x1="5.49cm" svg:y1="2.139cm" svg:x2="10.587cm" svg:y2="7.438cm" draw:start-shape="id10" draw:start-glue-point="1" draw:end-shape="id17" draw:end-glue-point="3" svg:d="M5490 2139h2548v5299h2549" svg:viewBox="0 0 5098 5300">
          <text:p/>
        </draw:connector>
        <draw:connector draw:style-name="gr12" draw:text-style-name="P14" draw:layer="layout" svg:x1="5.49cm" svg:y1="2.139cm" svg:x2="10.587cm" svg:y2="10.538cm" draw:start-shape="id10" draw:start-glue-point="1" draw:end-shape="id16" draw:end-glue-point="3" svg:d="M5490 2139h2548v8399h2549" svg:viewBox="0 0 5098 8400">
          <text:p/>
        </draw:connector>
        <draw:connector draw:style-name="gr11" draw:text-style-name="P14" draw:layer="layout" svg:x1="23.492cm" svg:y1="16.773cm" svg:x2="20.832cm" svg:y2="16.773cm" draw:start-shape="id13" draw:end-shape="id14" draw:end-glue-point="1" svg:d="M23492 16773h-2660" svg:viewBox="0 0 266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6:19:00.570213486</meta:creation-date>
    <dc:date>2021-11-03T13:35:24.084776646</dc:date>
    <meta:editing-duration>PT2H38M22S</meta:editing-duration>
    <meta:editing-cycles>11</meta:editing-cycles>
    <meta:generator>LibreOffice/6.4.7.2$Linux_X86_64 LibreOffice_project/40$Build-2</meta:generator>
    <meta:print-date>2021-11-03T01:15:21.370906397</meta:print-date>
    <meta:document-statistic meta:object-count="43"/>
  </office:meta>
</office:document-meta>
</file>